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8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8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4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4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00-00-00</text:date>, <text:time style:data-style-name="N2" text:time-value="20:08:41.618756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20:18:21.886576447</dc:date>
    <meta:editing-duration>P2DT48M36S</meta:editing-duration>
    <meta:editing-cycles>264</meta:editing-cycles>
    <meta:generator>LibreOffice/6.0.7.3$Linux_X86_64 LibreOffice_project/00m0$Build-3</meta:generator>
    <meta:document-statistic meta:table-count="6" meta:cell-count="930" meta:object-count="0"/>
  </office:meta>
</office:document-meta>
</file>